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inherit" svg:font-family="inherit"/>
    <style:font-face style:name="proxima-nova" svg:font-family="proxima-nova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9.80000019073486pt"/>
    </style:style>
    <style:style style:name="P2" style:family="paragraph" style:parent-style-name="Standard">
      <style:paragraph-properties fo:margin-top="0in" fo:margin-bottom="0in" fo:padding="0in" fo:border="none"/>
      <style:text-properties style:font-name="Open Sans" fo:font-size="14pt" fo:font-weight="bold" style:font-name-asian="Open Sans" style:font-size-asian="14pt" style:font-weight-asian="bold" style:font-name-complex="Open Sans" style:font-size-complex="14pt" style:font-weight-complex="bold"/>
    </style:style>
    <style:style style:name="P3" style:family="paragraph" style:parent-style-name="Standard">
      <style:paragraph-properties fo:margin-top="0in" fo:margin-bottom="0in" fo:padding="0in" fo:border="none"/>
      <style:text-properties style:font-name="Open Sans" fo:font-size="14pt" fo:font-weight="normal" style:font-name-asian="Open Sans" style:font-size-asian="14pt" style:font-weight-asian="normal" style:font-name-complex="Open Sans" style:font-size-complex="14pt" style:font-weight-complex="normal"/>
    </style:style>
    <style:style style:name="P4" style:family="paragraph" style:parent-style-name="Standard">
      <style:paragraph-properties fo:margin-top="0in" fo:margin-bottom="0in" fo:padding="0in" fo:border="none"/>
      <style:text-properties style:font-name="Open Sans" fo:font-size="14pt" style:font-name-asian="Open Sans" style:font-size-asian="14pt" style:font-name-complex="Open Sans" style:font-size-complex="14pt"/>
    </style:style>
    <style:style style:name="P5" style:family="paragraph" style:parent-style-name="Standard">
      <style:paragraph-properties fo:margin-top="0in" fo:margin-bottom="0in" fo:padding="0in" fo:border="none"/>
      <style:text-properties style:font-name="Open Sans" fo:font-size="14pt" style:font-name-asian="Open Sans" style:font-name-complex="Open Sans"/>
    </style:style>
    <style:style style:name="P6" style:family="paragraph" style:parent-style-name="Standard">
      <style:paragraph-properties fo:margin-top="0in" fo:margin-bottom="0in" fo:padding="0in" fo:border="none"/>
      <style:text-properties style:font-name="Open Sans" style:font-name-asian="Open Sans" style:font-name-complex="Open Sans"/>
    </style:style>
    <style:style style:name="P7" style:family="paragraph" style:parent-style-name="Standard">
      <style:paragraph-properties fo:margin-top="0in" fo:margin-bottom="0in" fo:padding="0in" fo:border="none"/>
      <style:text-properties style:font-name="Open Sans" fo:font-size="9.80000019073486pt" style:font-name-asian="Open Sans" style:font-name-complex="Open Sans"/>
    </style:style>
    <style:style style:name="P8" style:family="paragraph" style:parent-style-name="Standard">
      <style:paragraph-properties fo:margin-top="0in" fo:margin-bottom="0in" fo:padding="0in" fo:border="none"/>
      <style:text-properties style:font-name="Arial" fo:font-size="14pt"/>
    </style:style>
    <style:style style:name="P9" style:family="paragraph" style:parent-style-name="Standard">
      <style:paragraph-properties fo:margin-top="0in" fo:margin-bottom="0in" fo:padding="0in" fo:border="none"/>
      <style:text-properties fo:font-variant="normal" fo:text-transform="none" fo:color="#666666" style:font-name="Open Sans" fo:font-size="9.80000019073486pt" fo:letter-spacing="normal" fo:font-style="normal" fo:font-weight="normal" style:font-name-asian="Open Sans" style:font-name-complex="Open San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999999" style:font-name="Open Sans" fo:font-size="15.3999996185303pt" fo:letter-spacing="normal" fo:font-style="normal" fo:font-weight="normal"/>
    </style:style>
    <style:style style:name="T3" style:family="text">
      <style:text-properties fo:font-variant="normal" fo:text-transform="none" fo:color="#999999" style:font-name="Open Sans" fo:font-size="15.3999996185303pt" fo:letter-spacing="normal" fo:font-style="normal" fo:font-weight="normal" style:font-name-asian="Open Sans" style:font-name-complex="Open Sans"/>
    </style:style>
    <style:style style:name="T4" style:family="text">
      <style:text-properties fo:font-variant="normal" fo:text-transform="none" fo:color="#999999" style:font-name="Open Sans" fo:font-size="15.3999996185303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999999" fo:font-size="15.3999996185303pt" fo:letter-spacing="normal" fo:font-style="normal" fo:font-weight="normal"/>
    </style:style>
    <style:style style:name="T6" style:family="text">
      <style:text-properties fo:font-variant="normal" fo:text-transform="none" fo:color="#999999" fo:font-size="15.3999996185303pt" fo:letter-spacing="normal" fo:font-style="normal" fo:font-weight="bold" style:font-weight-asian="bold" style:font-weight-complex="bold"/>
    </style:style>
    <style:style style:name="T7" style:family="text">
      <style:text-properties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size-asian="14pt" style:font-weight-asian="bold" style:font-size-complex="14pt" style:font-weight-complex="bold"/>
    </style:style>
    <style:style style:name="T10" style:family="text">
      <style:text-properties fo:color="#999999" fo:font-size="15.399999618530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reTech Group</text:p>
      <text:p text:style-name="P2"/>
      <text:p text:style-name="P2">Home Page -</text:p>
      <text:p text:style-name="P2">Remove Logo Text – update with HireTechLogo - <text:line-break/>Recreate Logo (<text:span text:style-name="T1">options) – font</text:span></text:p>
      <text:p text:style-name="P2"/>
      <text:p text:style-name="P3">http://wubtasha.com/hiretechgroup/</text:p>
      <text:p text:style-name="P4"/>
      <text:p text:style-name="P4">Update 3 bright/banners with originals on website</text:p>
      <text:p text:style-name="P4"/>
      <text:p text:style-name="P4"><text:span text:style-name="T8">Content Pending - </text:span><text:line-break/></text:p>
      <text:p text:style-name="P5"><text:span text:style-name="T9">Change Title:</text:span><text:span text:style-name="T7"> Welcome to HireTech<text:line-break/>remove:</text:span><text:span text:style-name="T2">Do not feel like you need to be an English Professor or A+ student to compose a solid resume. You need to represents your skill set and provide details about your career not write a New York Times bestselling novel!</text:span></text:p>
      <text:p text:style-name="P5"><text:span text:style-name="T2"/></text:p>
      <text:p text:style-name="P6"><text:span text:style-name="T4">Add this content</text:span><text:span text:style-name="T2"> – Welcome to Hire Tech - <text:line-break/>Welcome to HireTechGroup.com! Thanks for visiting our site. Based in Cleveland, Ohio we’ve been in the IT staffing industry for 20+ years.</text:span></text:p>
      <text:p text:style-name="P5"><text:span text:style-name="T2"/></text:p>
      <text:p text:style-name="P5"><text:span text:style-name="T2">Have Learn More – go to /aboutus.html page</text:span></text:p>
      <text:p text:style-name="P5"><text:span text:style-name="T2">Header Image – Stretches the entire screen</text:span></text:p>
      <text:p text:style-name="P5"><text:span text:style-name="T2"/></text:p>
      <text:p text:style-name="P8"><text:a xlink:type="simple" xlink:href="https://www.new-innov.com/pub/" text:style-name="Internet_20_link" text:visited-style-name="Visited_20_Internet_20_Link">https://www.new-innov.com/pub/</text:a><text:span text:style-name="T3"> - Bolder text, remove boxes, and </text:span></text:p>
      <text:p text:style-name="P5"><text:span text:style-name="T2">use formate from this referenced site - <text:line-break/>Follow Font style – Caps.</text:span></text:p>
      <text:p text:style-name="P5"><text:span text:style-name="T2"/></text:p>
      <text:p text:style-name="P5"><text:span text:style-name="T2">Home Page: <text:line-break/>Box 1</text:span></text:p>
      <text:p text:style-name="P5"><text:span text:style-name="T2">Servicing Small Business to <text:line-break/>Enterprise Wide Clients</text:span></text:p>
      <text:p text:style-name="P5"><text:span text:style-name="T2"/></text:p>
      <text:p text:style-name="P5"><text:span text:style-name="T2">Box 2 <text:line-break/>- Keeping<text:line-break/></text:span></text:p>
      <text:p text:style-name="P5"><text:span text:style-name="T2">Box 3 – Working with the latest and greatest technology – Use Icon fa-spinner.</text:span></text:p>
      <text:p text:style-name="P5"><text:soft-page-break/><text:span text:style-name="T2"/></text:p>
      <text:p text:style-name="P5"><text:span text:style-name="T2">Remove Testimonials Slider -<text:line-break/> </text:span></text:p>
      <text:p text:style-name="P5"><text:span text:style-name="T2">6 testimonials for slider section</text:span></text:p>
      <text:p text:style-name="P5"><text:span text:style-name="T2">generic icon</text:span></text:p>
      <text:p text:style-name="P5"><text:span text:style-name="T2"/></text:p>
      <text:p text:style-name="P5"><text:span text:style-name="T2">Zoom out Cleveland Akron</text:span></text:p>
      <text:p text:style-name="P5"><text:span text:style-name="T2"/></text:p>
      <text:p text:style-name="P5"><text:span text:style-name="T2">Use Cleveland Akron – Banner</text:span></text:p>
      <text:p text:style-name="P5"><text:span text:style-name="T2"/></text:p>
      <text:p text:style-name="P5"><text:span text:style-name="T4">Maybe make circle transparent -</text:span><text:span text:style-name="T2"> </text:span></text:p>
      <text:p text:style-name="P9"><text:span text:style-name="T10">5180 Richmond Rd, Cleveland, OH 44146</text:span></text:p>
      <text:p text:style-name="P9"><text:span text:style-name="T10"/></text:p>
      <text:p text:style-name="P9"><text:span text:style-name="T10">Footer: updates</text:span></text:p>
      <text:p text:style-name="P9"><text:span text:style-name="T10"/></text:p>
      <text:p text:style-name="P9"><text:span text:style-name="T10">Go Deeper</text:span></text:p>
      <text:p text:style-name="P9"><text:span text:style-name="T10"/></text:p>
      <text:p text:style-name="P7"><text:span text:style-name="T5">HireTechGroup</text:span></text:p>
      <text:p text:style-name="P7"><text:span text:style-name="T5"/></text:p>
      <text:p text:style-name="P7"><text:span text:style-name="T5"/></text:p>
      <text:p text:style-name="P7"><text:span text:style-name="T6">Clients -</text:span><text:span text:style-name="T5"> </text:span></text:p>
      <text:p text:style-name="P7"><text:span text:style-name="T5">Remove breadcrumb </text:span></text:p>
      <text:p text:style-name="P7"><text:span text:style-name="T5"/></text:p>
      <text:p text:style-name="P6"><text:span text:style-name="T5">Center - You will find everything you need to get to know HireTech Group better.</text:span></text:p>
      <text:p text:style-name="P6"><text:span text:style-name="T5"/></text:p>
      <text:p text:style-name="P6"><text:span text:style-name="T5">Pick new 3 images/client based vector images,</text:span></text:p>
      <text:p text:style-name="P6"><text:span text:style-name="T5">computer, phone, business technology related images with transparent background.</text:span></text:p>
      <text:p text:style-name="P6"><text:span text:style-name="T5"/></text:p>
      <text:p text:style-name="P6"><text:span text:style-name="T5">Code, technology professions images.</text:span></text:p>
      <text:p text:style-name="P6"><text:span text:style-name="T5"/></text:p>
      <text:p text:style-name="P6"><text:span text:style-name="T5">Submit Resume - </text:span></text:p>
      <text:p text:style-name="P6"><text:span text:style-name="T5">Add red button for submit resume link</text:span></text:p>
      <text:p text:style-name="P6"><text:span text:style-name="T5">add links.</text:span></text:p>
      <text:p text:style-name="P6"><text:span text:style-name="T5"/></text:p>
      <text:p text:style-name="P6"><text:span text:style-name="T5">All About Template pages</text:span></text:p>
      <text:p text:style-name="P6"><text:span text:style-name="T5">Center h1</text:span></text:p>
      <text:p text:style-name="P6"><text:soft-page-break/><text:span text:style-name="T5">and center h3 </text:span></text:p>
      <text:p text:style-name="P6"><text:span text:style-name="T5"><text:line-break/>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inherit" svg:font-family="inherit"/>
    <style:font-face style:name="proxima-nova" svg:font-family="proxima-nova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sha  Dular</meta:initial-creator>
    <meta:creation-date>2016-10-06T10:01:18</meta:creation-date>
    <dc:date>2016-10-06T11:04:46</dc:date>
    <dc:creator>Tasha  Dular</dc:creator>
    <meta:editing-duration>PT1H3M32S</meta:editing-duration>
    <meta:editing-cycles>3</meta:editing-cycles>
    <meta:generator>OpenOffice/4.1.2$Unix OpenOffice.org_project/412m3$Build-9782</meta:generator>
    <meta:document-statistic meta:table-count="0" meta:image-count="0" meta:object-count="0" meta:page-count="3" meta:paragraph-count="39" meta:word-count="264" meta:character-count="1632"/>
  </office:meta>
</office:document-meta>
</file>